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9211e" loext:opacity="100%"/>
    </style:style>
    <style:style style:name="P2" style:family="paragraph" style:parent-style-name="Standard">
      <style:text-properties officeooo:rsid="001986d3" officeooo:paragraph-rsid="001986d3"/>
    </style:style>
    <style:style style:name="P3" style:family="paragraph" style:parent-style-name="Standard">
      <style:text-properties officeooo:rsid="001986d3" officeooo:paragraph-rsid="001c43d8"/>
    </style:style>
    <style:style style:name="P4" style:family="paragraph" style:parent-style-name="Standard">
      <style:text-properties officeooo:rsid="001986d3" officeooo:paragraph-rsid="001d294b"/>
    </style:style>
    <style:style style:name="P5" style:family="paragraph" style:parent-style-name="Standard">
      <style:text-properties officeooo:paragraph-rsid="001c43d8"/>
    </style:style>
    <style:style style:name="P6" style:family="paragraph" style:parent-style-name="Standard">
      <style:text-properties officeooo:paragraph-rsid="001d294b"/>
    </style:style>
    <style:style style:name="P7" style:family="paragraph" style:parent-style-name="Text_20_body">
      <style:text-properties officeooo:paragraph-rsid="00216e74"/>
    </style:style>
    <style:style style:name="T1" style:family="text">
      <style:text-properties officeooo:rsid="001986d3"/>
    </style:style>
    <style:style style:name="T2" style:family="text">
      <style:text-properties officeooo:rsid="001b5594"/>
    </style:style>
    <style:style style:name="T3" style:family="text">
      <style:text-properties officeooo:rsid="001c43d8"/>
    </style:style>
    <style:style style:name="T4" style:family="text">
      <style:text-properties officeooo:rsid="001fe8ab"/>
    </style:style>
    <style:style style:name="T5" style:family="text">
      <style:text-properties officeooo:rsid="00216e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itle{Measuring the behaviour and properties of carriers in a Silicone probe}</text:p>
      <text:p text:style-name="P1"/>
      <text:p text:style-name="Standard">This report aims to investigate the behaviour of carriers in a semiconductor following controlled carrier injection. To achieve this goal, a silicone probe was utilized to evaluate the behaviours of carriers that experienced voltage injections. The properties of this electrical input were modified during the testing process, which allowed for the establishment of experimental relationships between the carriers' behaviours and their causes. Specifically, the study focused on carrier mobility, which was determined to be $103.3 \pm 4.6$ cm$^2$/Vs, and the diffusion coefficient, which was found to be $2.89 \pm 0.85$ cm$^2$/s. These results provide insight into how carrier properties and behaviour could showcase macro-properties of the semiconductor, such as temperature or the purity of the doping levels of the probe.</text:p>
      <text:p text:style-name="Standard"/>
      <text:p text:style-name="Standard"/>
      <text:p text:style-name="P1">\section{Introduction}</text:p>
      <text:p text:style-name="Standard">In 1948, J.R. Haynes and W. Shockley conducted the Haynes-Shockley experiment [4], which demonstrated that the diffusion of minority carriers in a semiconductor could result in a current. This led to the invention of the point-contact transistor, which revolutionized the field of electronics and enabled the miniaturization of electronic circuits <text:span text:style-name="T1">[6]</text:span>. Today, transistors are present in nearly all electronic devices, including computers, smartphones, and home appliances.</text:p>
      <text:p text:style-name="Standard"/>
      <text:p text:style-name="Standard">The properties and behaviours of carriers in semiconductors play a vital role in transistor physics. To better understand these properties, this report presents a comprehensive review of carrier properties and recombination effects due to state excitation in a controlled experimental setting. Direct measurements of drift mobility, diffusion coefficient, and recombination lifetimes of excess carriers in semiconductors are compared to existing solid state physics models. The report aims to test the properties of carriers in a semiconductor against predicted values and to add to the existing body of research on this topic.</text:p>
      <text:p text:style-name="Standard"/>
      <text:p text:style-name="Standard"/>
      <text:p text:style-name="P1">\section{Theory}</text:p>
      <text:p text:style-name="Standard">Semiconductors are a unique class of materials that exhibit electrical conductivities that are intermediate between those of good conductors and good insulators. This is due to their relatively small energy gap between the filled valence band and the empty conduction band of their electrons [1]. When electrons in semiconductors are excited with sufficient energy, they can move from the valence band to the conduction band, leaving behind a vacancy, commonly referred to as a "hole," in the valence band [2]. This process is illustrated in Figure \ref{fig1}. Holes behave as positive carriers and can move in response to an applied electric field.</text:p>
      <text:p text:style-name="Standard"/>
      <text:p text:style-name="Standard"/>
      <text:p text:style-name="Standard">Drude's model provides a theoretical framework for the behaviour of carriers in semiconductors, which assumes that both holes and electrons behave like classical gas particles [7]. This model makes it possible to calculate the velocity of these carriers by using the relationship between the average kinetic energy of a gas molecule and its temperature, which is given by Equation (1).</text:p>
      <text:p text:style-name="Standard"/>
      <text:p text:style-name="P2">xxxxxxxxx</text:p>
      <text:p text:style-name="Standard"/>
      <text:p text:style-name="Standard">In addition to velocity, carriers have a defined mobility that describes their ease of movement through a material in response to an electric field. This mobility is influenced by factors such as the material's crystal structure, dopant concentration, and temperature. It can be defined as the ratio of the charge of the carrier to its effective mass, multiplied by its relaxation time or scattering time, as given by Equation (2).</text:p>
      <text:p text:style-name="Standard"><text:soft-page-break/></text:p>
      <text:p text:style-name="P2">xxxxxxxxx</text:p>
      <text:p text:style-name="P2"/>
      <text:p text:style-name="P6">In this study, the diffusion coefficient of carriers has been a key factor in analyzing carrier diffusion after carrier injection in a semiconductor. Equation (4) defines the diffusion coefficient as the product of the spatial width of the hole pulse in the sample (measured at half peak amplitude) at time $t$, $W$, divided by the product of the hole mobility, $\mu$, and the applied voltage, $V$.</text:p>
      <text:p text:style-name="P6"><text:span text:style-name="T1">xxxxxxxxx</text:span></text:p>
      <text:p text:style-name="P6">The spatial width of the hole pulse can be calculated using Equation (5), where $D_h$ is the diffusion constant for holes in n-type material.</text:p>
      <text:p text:style-name="P4">xxxxxxxxx</text:p>
      <text:p text:style-name="P6">Additionally, Einstein's relationship for a semiconductor (Equation (6)) has been used to study the correlation between the obtained values for diffusion and mobility and the expected semiconductor temperature. </text:p>
      <text:p text:style-name="P4">xxxxxxxxx</text:p>
      <text:p text:style-name="P4">This relationship expresses the temperature, $T$, as a function of the diffusion constant, $D$, the charge of the carrier, $q$, and the carrier mobility, $\mu$, in terms of the Boltzmann constant, $k$. By using this relationship, the researchers can gain a deeper understanding of how carrier diffusion and mobility are affected by temperature in the semiconductor material being studied.</text:p>
      <text:p text:style-name="Standard"/>
      <text:p text:style-name="P5">The relation between carrier mobility and the properties (specifically impurities) of a material was first demonstrated in the 1950 Haynes-Shockley experiment [3], which was partially reproduced as a part of this larger study on semiconductor carriers. This involved measuring the resistance of a thin slice of germanium at various temperatures and doping concentrations. The results demonstrated that an increase in the material's impurities was associated with a decrease in the germanium's resistance, indicating an increase in conductivity. Furthermore, the experiment revealed that the mobility of electrons decreased as the doping concentration increased. Although utilizing a different superconducting material and a different experimental setup from the original experiment, it is important to note that this study builds on this previous discovery and attempts to showcase it’s proven results in a different setting. Additionally, <text:span text:style-name="T3">it also</text:span> expand<text:span text:style-name="T3">s</text:span> the study of carrier properties beyond the original experiment's scope.</text:p>
      <text:p text:style-name="Standard"/>
      <text:p text:style-name="P5"/>
      <text:p text:style-name="P2"/>
      <text:p text:style-name="Standard"/>
      <text:p text:style-name="Standard"/>
      <text:p text:style-name="Standard"/>
      <text:p text:style-name="P1">\section{Experimental}</text:p>
      <text:p text:style-name="Standard">Through most of this experiment, the apparatus was set up as shown in Figure \ref{fig2}. A function generator was set to generate pulse cycles which were delivered to a pure silicon probe. Each pulse had a measured frequency of $1$ kHz, with a maximum voltage of $10$V and a burst period of $6$ $\mu$s.</text:p>
      <text:p text:style-name="Standard">These initial values were set as a starting point for the experiment, and were modified throughout the various tests. These specific starting values were chosen as they were of reasonable magnitude and length.</text:p>
      <text:p text:style-name="Standard"/>
      <text:p text:style-name="Standard">Through this experiment the drift velocity, mobility, thermal velocity, mean free hole time scatter, carrier diffusion, hole pulse broadening, field reversing and effects of distance when detecting carrier movements were tested. Most of these tests simply required a modification to the initial pulse cycle generation properties, but for the purpose of testing how the distance from the silicon specimen to the collector might affect the results, it is important to understand the architecture of our silicon specimen setup. This setup is illustrated in Figure \ref{fig3}, and showcases a separation <text:soft-page-break/>of $75$ $\mu$m between each of the four collectors and a separation of $225$ $\mu$m from our probe to our first collector. The distance between these collectors allows us to better observe the evolution of the carrier injection across the available distance and by distances' relation to time. Unless specified otherwise, all the discussed data in this report was obtained from collector 1.</text:p>
      <text:p text:style-name="Standard"/>
      <text:p text:style-name="Standard">It is important to note that when outputting a field voltage of 6V with our function generator, the obtained voltage using an oscilloscope was measured at <text:span text:style-name="T4">5</text:span>00mV. Although this is a considerable loss of voltage through the system, it does correspond with resulting oscilloscope readings and therefore has been accounted for in the data and graph mentions of input voltage. This loss is most likely due to a combination of factors such as impedance mismatches, parasitic capacitance, and the resistance of the cables used to connect the function generator and the oscilloscope.</text:p>
      <text:p text:style-name="Standard"/>
      <text:p text:style-name="Standard"/>
      <text:p text:style-name="Standard"><text:s text:c="4"/></text:p>
      <text:p text:style-name="P1">\section{Results and Specific Discussion}</text:p>
      <text:p text:style-name="P7">The presence of carriers in a semiconductor can be observed after a voltage injection into the system. As shown in Figure \ref{fig4}, a short pulse of current is applied to the semiconductor probe, resulting in a Gaussian shape and a subsequent negative spike that is equivalent to the original injection. The time of transit of this pulse is measured from the injection spike until the maxima of the Gaussian distribution. This distribution illustrates the rise and decay of excitation of pre-existing carriers (<text:span text:style-name="T5">holes</text:span>) in the material. During the first half of the Gaussian, these <text:span text:style-name="T5">holes</text:span> experience excitation due to the injected pulse. However, after reaching the maxima, this excitation starts to decay until the semiconductor returns to its previous state after the carriers dissipate. This return to its normal state creates an opposite transient voltage, which corresponds to the observed negative spike.</text:p>
      <text:p text:style-name="Standard"/>
      <text:p text:style-name="Standard"/>
      <text:p text:style-name="Standard"/>
      <text:p text:style-name="P1">\subsection{Carrier properties}</text:p>
      <text:p text:style-name="Standard">The transit time of the carrier injection through the material was evaluated by comparing the obtained outputs with different pulse amplitudes. Figure \ref{fig5} illustrates a superposition of the results obtained by these inputs and showcases the "loss" of that Gaussian shape as the voltage of the injected pulse is reduced and thus so are the number of excited carriers.</text:p>
      <text:p text:style-name="Standard"/>
      <text:p text:style-name="Standard"/>
      <text:p text:style-name="Standard">The presence of a Gaussian shape is consistent with Drude's theory predictions, which claim that electrons in a conductor act as classical ideal gas. This gas like diffusion goes from high to low concentration with a Gaussian distribution that can be modelled as a one dimensional random walk[1]. Figure \ref{fig7} illustrates the results of our random walk simulation, which are consistent with theoretical predictions and experimental results, therefore solidifying our argument.</text:p>
      <text:p text:style-name="Standard"/>
      <text:p text:style-name="Standard">REWORD</text:p>
      <text:p text:style-name="Standard">+</text:p>
      <text:p text:style-name="Standard">TEMPERATURE</text:p>
      <text:p text:style-name="Standard"/>
      <text:p text:style-name="Standard"><text:s text:c="4"/></text:p>
      <text:p text:style-name="P1">\subsection{Carrier diffusion}</text:p>
      <text:p text:style-name="Standard">Evaluating field voltage against inverse transit time allows us to obtain the carrier's drift velocity. Figure \ref{fig8} showcases the obtained field voltage against inverse transit time obtained results.</text:p>
      <text:p text:style-name="Standard"/>
      <text:p text:style-name="Standard"><text:soft-page-break/>-- FINISH THIS REASONING ON DRIFT VELOCITY</text:p>
      <text:p text:style-name="Standard"/>
      <text:p text:style-name="Standard">When evaluating the experimental set-up across collectors at various distances from the probe, as seen in Figure \ref{fig3}. We observe an unexpected skew in the Gaussian shape as the distance from the probe to the capacitor grows. Figure \ref{fig9} illustrates this effect. In this figure, the previously discussed carrier properties remain true across all collectors, and therefore are not affected or related to this particular effect. </text:p>
      <text:p text:style-name="Standard"/>
      <text:p text:style-name="Standard"/>
      <text:p text:style-name="P1">\section{General Discussion}</text:p>
      <text:p text:style-name="P1">\subsection{Mobility}</text:p>
      <text:p text:style-name="Standard">As seen in the results section, through experimentation we have observed a correlation between carrier injection input voltage and time duration with carrier mobility. <text:s/>This relation is supported by theory through the following equation:</text:p>
      <text:p text:style-name="P2">xxxxxxxxx</text:p>
      <text:p text:style-name="Standard">The relationship allows us to relate our existing data with a linear plot of our systems' received voltage against the inverse of the time measured time, which results in a gradient of $\frac{d_3L}{\mu}$ that allows us to infer the observed mobility. Using distance $d_3$ = $225 \mu$m and L = $950 \mu$m, as per Figure \ref{fig3}, we obtain a gradient of linear fit of $2.07 \times 10^{−5} \pm 9.12\times10^{−7}$. This gives us a mobility of $\mu$ = $103.31$ cm$^2$/Vs. The uncertainty of this mobility is evaluated by:</text:p>
      <text:p text:style-name="P2">xxxxxxxxx</text:p>
      <text:p text:style-name="Standard">and is equal to $4.57$ cm$^2$/Vs. Please take note that in Equation 8, the symbol $g$ corresponds to the gradient. Thus giving us a final mobility of $103.31 \pm 4.57$ cm$^2$/Vs. Our expected mobility should be in the range of $300$ to $500$ cm$^2$/Vs [5]. These results lead us to suspect the presence of dopants in the probe. Doping refers to the introduction of impurities in a material. Dopants are often defined as intentionally introduced impurities into a material. Given laboratory constraints, we were unable to obtain documentation on our tested probes and therefore cannot confirm on the original purity of these. Nonetheless, regardless of the initial purity of the probes, it is important to know that silicon probes may become less pure over time due to environmental factors such as exposure to moisture, heat, chemical and physical stress, or student misuse of lab equipment. The presence of impurities in utilized samples will have an effect on the predicted mobility ranges. </text:p>
      <text:p text:style-name="Standard"/>
      <text:p text:style-name="Standard"/>
      <text:p text:style-name="P1">\subsection{Diffusion}</text:p>
      <text:p text:style-name="Standard">The consistent presence of a data "skew" across results obtained in all collectors across multiple voltage ranges lead us to believe that the observed skew effect across collectors, discussed in our result section, is caused by the time evolution of the diffusion effects as they occur across the probe. Figure \ref{fig10} showcases how the diffusion losses of the carrier injection evolve through time and thus become smaller and smaller in the voltage range, which causes a seemed skew of the data across collectors. This effect gives us an insight on the evolution of diffusion across the material.</text:p>
      <text:p text:style-name="Standard">In addition to this observation, we further study the diffusion of carriers through the evaluation of the diffusion coefficient, given by the equation:</text:p>
      <text:p text:style-name="Standard">\begin{equation}</text:p>
      <text:p text:style-name="Standard"><text:s text:c="4"/>t_{p}^2=t^3 \cdot \frac{16\ln(2)D_h}{d_3^2}</text:p>
      <text:p text:style-name="Standard">\end{equation}</text:p>
      <text:p text:style-name="Standard">Equation 9 gives us a diffusion coefficient $D_h$ = $13.27 \pm 1.28$ cm$^2$/s. The expected diffusion coefficient of pure silicon is approximately $12$ cm$^2$/s [5]. In the previous subsection, we observed that the expected mobility of our probe was not consistent with the expected values for pure silicon. As mentioned in the subsection, a natural cause of this could be the use of a doped material. Doped semiconductor diffusion coefficients can decrease up to 2 cm$^2$/s. Using data <text:soft-page-break/>from collector 2 we obtained a diffusion coefficient $D_h$ = $2.89\pm 0.85$ cm$^2$/s. This result seems more consistent with previous evidence, and therefore is the one we utilized for further analysis. </text:p>
      <text:p text:style-name="Standard"/>
      <text:p text:style-name="Standard"/>
      <text:p text:style-name="Standard">It is important to note that these considerable differences between data across collectors should not be present, regardless of wherever the probe is doped or not. There are many possible causes for these discrepancies, ranging from experimental error to issues with sample preparation or measurement techniques. Therefore, it is important to carefully analyse and control for these factors in future experiments. Further investigation may be necessary to understand the underlying causes of the observed differences in diffusion coefficients and mobility values. This could include more detailed analysis of the material properties and composition, as well as more rigorous testing and calibration of the experimental setup. </text:p>
      <text:p text:style-name="Standard"/>
      <text:p text:style-name="Standard">Using our diffusion coefficient $D_h$ = $2.89\pm 0.85$ cm$^2$/s, and Einstein's relationship for a semiconductor (Equation 6), we obtain a semiconductor temperature of T=$324 \pm 95$K, which corresponds to $51.85 \pm 0.95 ^\circ$C. Experimentally the expected temperature value would have been of $20 \pm 1^\circ$C, therefore once again suggesting that the material is behaving differently than expected for a pure silicon sample. This discrepancy in temperature could be attributed to the heat generated by the dopant atoms, which can significantly alter the thermal behaviour of the material.</text:p>
      <text:p text:style-name="Standard"/>
      <text:p text:style-name="Standard">ADD DISCUSSION ON MISSING RESULTS - DIFFUSION/POLARITY/TEMP</text:p>
      <text:p text:style-name="Standard"/>
      <text:p text:style-name="P1">\section{Conclusion}</text:p>
      <text:p text:style-name="Standard">In conclusion, the university may want to consider buying some new silicon probes. In this experiment, consistent and expected carrier behaviour was demonstrated across a silicon probe. However, the observed errors in the majority of results suggest the presence of impurities in the probes. Further investigations are required to confirm the presence of impurities and their effects on the experiment. These findings highlight the complex and multifaceted nature of semiconductor diffusion and mobility, and underscore the importance of careful measurement and analysis in this field.</text:p>
      <text:p text:style-name="Standard"/>
      <text:p text:style-name="Standard">IF I HAVE ENOUGH TIME FIG 11-15 AXIS NEED TO BE FIXED -&gt; THEY SHOULD BE CONSISTENT ACCROSS THE ENTIRE REPORT FOR TIME [\mu s] IDEALLY (just take them from fig 4 and move accross tbh)</text:p>
      <text:p text:style-name="Standard"/>
      <text:p text:style-name="P1">\section{My role on the project}</text:p>
      <text:p text:style-name="Standard">As one of my team's experimentalists, my work on the project focused on obtaining workable data from the experimental set-up and designing tests that were both relevant to our desired project extensions and yielded workable results. In addition to this, through my secondary role as a project manager, I managed the documentation for the team and fulfilled small administrative duties such as setting up and or moving meetings with our project supervisor. As a general team member, I also supported and worked in all other aspects of the project at a smaller scale.</text:p>
      <text:p text:style-name="Standard"/>
      <text:p text:style-name="Standard"/>
      <text:p text:style-name="Standard"/>
      <text:p text:style-name="Standard"/>
      <text:p text:style-name="Standard"/>
      <text:p text:style-name="Standard"><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30T11:16:36.148361098</meta:creation-date>
    <dc:date>2023-04-30T13:28:35.394885342</dc:date>
    <meta:editing-duration>PT10M7S</meta:editing-duration>
    <meta:editing-cycles>1</meta:editing-cycles>
    <meta:document-statistic meta:table-count="0" meta:image-count="0" meta:object-count="0" meta:page-count="5" meta:paragraph-count="61" meta:word-count="2506" meta:character-count="16510" meta:non-whitespace-character-count="14043"/>
    <meta:generator>LibreOffice/7.3.7.2$Linux_X86_64 LibreOffice_project/30$Build-2</meta:generator>
  </office:meta>
</office:document-meta>
</file>